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049e0d" officeooo:paragraph-rsid="000f3e84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d3702" officeooo:paragraph-rsid="001d3702" style:text-blinking="false" fo:background-color="transparent"/>
    </style:style>
    <style:style style:name="T1" style:family="text">
      <style:text-properties officeooo:rsid="001d37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600517b-7fff-7932-df1a-683fdaf01df7"/>C’est partit, les amis</text:p>
      <text:p text:style-name="P4">Ouais ouais ouais Nouveau son</text:p>
      <text:p text:style-name="P1">Allons Au Brésil, Noise Sanity</text:p>
      <text:p text:style-name="Text_20_body"/>
      <text:p text:style-name="P1">Couplet 1 :</text:p>
      <text:p text:style-name="P1">En avant les gars on va faire la teuf</text:p>
      <text:p text:style-name="P1">Avec Pedro Escobar, le gros poto</text:p>
      <text:p text:style-name="P1">Tous dans l’avion Fly Emirates</text:p>
      <text:p text:style-name="P1">Allons au Brésil avequueee Pédrooo</text:p>
      <text:p text:style-name="Text_20_body"/>
      <text:p text:style-name="P1">COUPLET 2 :</text:p>
      <text:p text:style-name="P1">Les dangereux serpents m'entourent</text:p>
      <text:p text:style-name="P1">Dans la forêt amazonienne.</text:p>
      <text:p text:style-name="P1">Les arbres bleus mangroves</text:p>
      <text:p text:style-name="P1">Sont les poumons du monde.</text:p>
      <text:p text:style-name="Text_20_body"/>
      <text:p text:style-name="P1">Ya des piranhas qui t’attaquent</text:p>
      <text:p text:style-name="P1">Le tatoueur de Rio</text:p>
      <text:p text:style-name="P1">Les humains coupent la forêt</text:p>
      <text:p text:style-name="P1">Pour faire pousser du Nutella</text:p>
      <text:p text:style-name="Text_20_body"/>
      <text:p text:style-name="P1">Couplet 3 :</text:p>
      <text:p text:style-name="P1">Les serpents m’ont piqué</text:p>
      <text:p text:style-name="P1">Je suis en pleine jungle brésilienne</text:p>
      <text:p text:style-name="P1">Et il fait chaud avec les insectes</text:p>
      <text:p text:style-name="P2">  </text:p>
      <text:p text:style-name="P1">REFRAIN :</text:p>
      <text:p text:style-name="P1">Caipirina Caipirina. Oh Oh ! Ah ah !</text:p>
      <text:p text:style-name="P1">On fait la fête a Brasilia !</text:p>
      <text:p text:style-name="P1">Caipirina Caipirina. Oh Oh ! Ah Ah !</text:p>
      <text:p text:style-name="P1">On voit les chicas a la playa.</text:p>
      <text:p text:style-name="Text_20_body"/>
      <text:p text:style-name="P1">Couplet 4 :</text:p>
      <text:p text:style-name="P1">Mais les piranhas te tuent.</text:p>
      <text:p text:style-name="P1">Pour leur goûter.</text:p>
      <text:p text:style-name="P1">Avec des fruits mûrs.</text:p>
      <text:p text:style-name="P1">A l’île de Boi, le mauvais temps</text:p>
      <text:p text:style-name="P1">Est un problème majeur,</text:p>
      <text:p text:style-name="P1"><text:soft-page-break/>Mais les touristes viennent</text:p>
      <text:p text:style-name="P1">En pensant que c’est tout de même bien.</text:p>
      <text:p text:style-name="Text_20_body"/>
      <text:p text:style-name="P1">Couplet 5 :</text:p>
      <text:p text:style-name="P1">Car oui, cette zone est belle.</text:p>
      <text:p text:style-name="P1">Ce sont des montagnes.</text:p>
      <text:p text:style-name="P1">Beeeeeeeeelle vue.</text:p>
      <text:p text:style-name="P1">Les rivièreus de l’Amazonie,</text:p>
      <text:p text:style-name="P1">L’eau vue du cielle :</text:p>
      <text:p text:style-name="P1">C’est toute la beauté.</text:p>
      <text:p text:style-name="Text_20_body"/>
      <text:p text:style-name="P1">REFRAIN :</text:p>
      <text:p text:style-name="P1">Caipirina Caipirina. Oh Oh ! Ah ah !</text:p>
      <text:p text:style-name="P1">On fait la fête a Brasilia !</text:p>
      <text:p text:style-name="P1">Caipirina Caipirina. Oh Oh ! Ah Ah !</text:p>
      <text:p text:style-name="P1">On voit les chicas a la playa.</text:p>
      <text:p text:style-name="Text_20_body"/>
      <text:p text:style-name="P1">Couplet 6 :</text:p>
      <text:p text:style-name="P1">Le paradis existe!</text:p>
      <text:p text:style-name="P1">Voilà ce que nous disent</text:p>
      <text:p text:style-name="P1">Les gens qui vivent ici.</text:p>
      <text:p text:style-name="P1">Ils ont tout pour être heureux.</text:p>
      <text:p text:style-name="P1">Quand tu viens ici.</text:p>
      <text:p text:style-name="P1">Tu n’as besoin de rien.</text:p>
      <text:p text:style-name="P1">C’est le bonheur total.</text:p>
      <text:p text:style-name="Text_20_body"/>
      <text:p text:style-name="P1">Couplet 7:</text:p>
      <text:p text:style-name="P1">Que prends-tu pour le petit dej?</text:p>
      <text:p text:style-name="P1">A brasilia on ne mange pas de chocolat.</text:p>
      <text:p text:style-name="P1">C’est la pause café.</text:p>
      <text:p text:style-name="P1">Au Brésil on boit du caféééé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08-22T23:54:18.269000000</dc:date>
    <meta:editing-duration>PT6H10M30S</meta:editing-duration>
    <meta:editing-cycles>23</meta:editing-cycles>
    <meta:document-statistic meta:table-count="0" meta:image-count="0" meta:object-count="0" meta:page-count="2" meta:paragraph-count="61" meta:word-count="292" meta:character-count="1491" meta:non-whitespace-character-count="1255"/>
  </office:meta>
</office:document-meta>
</file>